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Calibri MSFontService', sans-serif"/>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77f8b" officeooo:paragraph-rsid="00077f8b" style:font-size-asian="14pt" style:font-weight-asian="bold" style:font-size-complex="16pt" style:font-weight-complex="bold"/>
    </style:style>
    <style:style style:name="P2" style:family="paragraph" style:parent-style-name="Standard">
      <style:text-properties fo:font-size="11pt" fo:font-style="italic" fo:font-weight="normal" officeooo:rsid="00077f8b" officeooo:paragraph-rsid="00077f8b" style:font-size-asian="9.60000038146973pt" style:font-style-asian="italic" style:font-weight-asian="normal" style:font-size-complex="11pt" style:font-style-complex="italic" style:font-weight-complex="normal"/>
    </style:style>
    <style:style style:name="P3" style:family="paragraph" style:parent-style-name="Standard">
      <style:text-properties fo:font-size="11pt" officeooo:rsid="00077f8b" officeooo:paragraph-rsid="00077f8b" style:font-size-asian="11pt" style:font-size-complex="11pt"/>
    </style:style>
    <style:style style:name="P4" style:family="paragraph" style:parent-style-name="Standard">
      <style:text-properties fo:font-size="11pt" fo:font-weight="normal" officeooo:rsid="00077f8b" officeooo:paragraph-rsid="00077f8b" style:font-size-asian="11pt" style:font-weight-asian="normal" style:font-size-complex="11pt" style:font-weight-complex="normal"/>
    </style:style>
    <style:style style:name="P5" style:family="paragraph" style:parent-style-name="Standard">
      <style:text-properties fo:font-size="11pt" fo:font-style="normal" fo:font-weight="bold" officeooo:rsid="000b39df" officeooo:paragraph-rsid="000b39df" style:font-size-asian="11pt" style:font-style-asian="normal" style:font-weight-asian="bold" style:font-size-complex="11pt" style:font-style-complex="normal" style:font-weight-complex="bold"/>
    </style:style>
    <style:style style:name="P6" style:family="paragraph" style:parent-style-name="Standard">
      <style:text-properties fo:font-size="11pt" fo:font-style="normal" fo:font-weight="normal" officeooo:rsid="000b39df" officeooo:paragraph-rsid="000b39df" style:font-size-asian="11pt" style:font-style-asian="normal" style:font-weight-asian="normal" style:font-size-complex="11pt" style:font-style-complex="normal" style:font-weight-complex="normal"/>
    </style:style>
    <style:style style:name="P7" style:family="paragraph" style:parent-style-name="Standard">
      <style:text-properties fo:font-size="11pt" fo:font-style="normal" fo:font-weight="normal" officeooo:rsid="000e5eaa" officeooo:paragraph-rsid="000e5eaa" style:font-size-asian="11pt" style:font-style-asian="normal" style:font-weight-asian="normal" style:font-size-complex="11pt" style:font-style-complex="normal" style:font-weight-complex="normal"/>
    </style:style>
    <style:style style:name="P8" style:family="paragraph" style:parent-style-name="Standard">
      <style:text-properties fo:font-size="14pt" officeooo:rsid="00077f8b" officeooo:paragraph-rsid="00077f8b" style:font-size-asian="12.25pt" style:font-size-complex="14pt"/>
    </style:style>
    <style:style style:name="P9" style:family="paragraph" style:parent-style-name="Standard">
      <style:text-properties fo:font-size="14pt" fo:font-weight="bold" officeooo:rsid="00077f8b" officeooo:paragraph-rsid="00077f8b" style:font-size-asian="12.25pt" style:font-weight-asian="bold" style:font-size-complex="14pt" style:font-weight-complex="bold"/>
    </style:style>
    <style:style style:name="P10" style:family="paragraph" style:parent-style-name="Standard">
      <style:text-properties fo:font-size="14pt" fo:font-weight="normal" officeooo:rsid="00077f8b" officeooo:paragraph-rsid="00077f8b" style:font-size-asian="12.25pt" style:font-weight-asian="normal" style:font-size-complex="14pt" style:font-weight-complex="normal"/>
    </style:style>
    <style:style style:name="P11" style:family="paragraph" style:parent-style-name="Standard">
      <style:text-properties style:text-position="0% 100%" style:font-name="Liberation Serif" fo:font-size="11pt" fo:font-style="normal" fo:font-weight="normal" officeooo:rsid="000b39df" officeooo:paragraph-rsid="000b39df" style:font-size-asian="11pt" style:font-style-asian="normal" style:font-weight-asian="normal" style:font-size-complex="11pt" style:font-style-complex="normal" style:font-weight-complex="normal"/>
    </style:style>
    <style:style style:name="P12" style:family="paragraph" style:parent-style-name="Standard">
      <style:text-properties style:font-name="Liberation Serif" fo:font-size="11pt" fo:font-style="normal" fo:font-weight="normal" officeooo:rsid="000b39df" officeooo:paragraph-rsid="000b39df" style:font-size-asian="11pt" style:font-style-asian="normal" style:font-weight-asian="normal" style:font-size-complex="11pt" style:font-style-complex="normal" style:font-weight-complex="normal"/>
    </style:style>
    <style:style style:name="P13" style:family="paragraph" style:parent-style-name="Text_20_body">
      <style:text-properties fo:font-variant="normal" fo:text-transform="none" style:font-name="Liberation Serif" officeooo:paragraph-rsid="000b39df"/>
    </style:style>
    <style:style style:name="P14" style:family="paragraph" style:parent-style-name="Standard">
      <style:text-properties fo:font-size="11pt" fo:font-style="normal" fo:font-weight="normal" officeooo:rsid="000e5eaa" officeooo:paragraph-rsid="000e5eaa" style:font-size-asian="11pt" style:font-style-asian="normal" style:font-weight-asian="normal" style:font-size-complex="11pt" style:font-style-complex="normal" style:font-weight-complex="normal"/>
    </style:style>
    <style:style style:name="P15" style:family="paragraph" style:parent-style-name="Standard">
      <style:text-properties fo:font-size="11pt" fo:font-style="normal" fo:font-weight="normal" officeooo:rsid="001079a4" officeooo:paragraph-rsid="001079a4" style:font-size-asian="11pt" style:font-style-asian="normal" style:font-weight-asian="normal" style:font-size-complex="11pt" style:font-style-complex="normal" style:font-weight-complex="normal"/>
    </style:style>
    <style:style style:name="P16" style:family="paragraph" style:parent-style-name="Standard">
      <style:text-properties fo:font-size="11pt" fo:font-style="normal" fo:font-weight="normal" officeooo:rsid="00096aa2" officeooo:paragraph-rsid="00096aa2" style:font-size-asian="11pt" style:font-style-asian="normal" style:font-weight-asian="normal" style:font-size-complex="11pt" style:font-style-complex="normal" style:font-weight-complex="normal"/>
    </style:style>
    <style:style style:name="P17" style:family="paragraph" style:parent-style-name="Standard">
      <style:paragraph-properties>
        <style:tab-stops>
          <style:tab-stop style:position="0.591cm"/>
        </style:tab-stops>
      </style:paragraph-properties>
      <style:text-properties fo:font-size="11pt" fo:font-style="normal" fo:font-weight="normal" officeooo:rsid="00096aa2" officeooo:paragraph-rsid="000e5eaa" style:font-size-asian="11pt" style:font-style-asian="normal" style:font-weight-asian="normal" style:font-size-complex="11pt" style:font-style-complex="normal" style:font-weight-complex="normal"/>
    </style:style>
    <style:style style:name="P18" style:family="paragraph" style:parent-style-name="Standard">
      <style:text-properties fo:font-size="11pt" fo:font-style="normal" fo:font-weight="normal" officeooo:rsid="00121275" officeooo:paragraph-rsid="00121275" style:font-size-asian="11pt" style:font-style-asian="normal" style:font-weight-asian="normal" style:font-size-complex="11pt" style:font-style-complex="normal" style:font-weight-complex="normal"/>
    </style:style>
    <style:style style:name="P19" style:family="paragraph" style:parent-style-name="Standard">
      <style:text-properties fo:font-size="11pt" fo:font-style="normal" fo:font-weight="bold" officeooo:rsid="000e5eaa" officeooo:paragraph-rsid="000e5eaa" style:font-size-asian="11pt" style:font-style-asian="normal" style:font-weight-asian="bold" style:font-size-complex="11pt" style:font-style-complex="normal" style:font-weight-complex="bold"/>
    </style:style>
    <style:style style:name="P20" style:family="paragraph" style:parent-style-name="Standard">
      <style:text-properties fo:font-size="11pt" fo:font-style="normal" fo:font-weight="bold" officeooo:rsid="00121275" officeooo:paragraph-rsid="00121275" style:font-size-asian="11pt" style:font-style-asian="normal" style:font-weight-asian="bold" style:font-size-complex="11pt" style:font-style-complex="normal" style:font-weight-complex="bold"/>
    </style:style>
    <style:style style:name="P21" style:family="paragraph" style:parent-style-name="Standard">
      <style:text-properties fo:font-size="11pt" fo:font-style="italic" fo:font-weight="normal" officeooo:rsid="00096aa2" officeooo:paragraph-rsid="00121275" style:font-size-asian="11pt" style:font-style-asian="italic" style:font-weight-asian="normal" style:font-size-complex="11pt" style:font-style-complex="italic" style:font-weight-complex="normal"/>
    </style:style>
    <style:style style:name="T1" style:family="text">
      <style:text-properties fo:font-weight="normal" style:font-weight-asian="normal" style:font-weight-complex="normal"/>
    </style:style>
    <style:style style:name="T2" style:family="text">
      <style:text-properties fo:font-size="11pt" style:font-size-asian="11pt" style:font-size-complex="11pt"/>
    </style:style>
    <style:style style:name="T3" style:family="text">
      <style:text-properties fo:font-size="11pt" fo:language="es" fo:country="ES" fo:font-style="normal" fo:font-weight="normal"/>
    </style:style>
    <style:style style:name="T4" style:family="text">
      <style:text-properties fo:font-size="11pt" fo:language="es" fo:country="ES" fo:font-style="normal" fo:font-weight="normal" officeooo:rsid="000cfdff"/>
    </style:style>
    <style:style style:name="T5" style:family="text">
      <style:text-properties officeooo:rsid="00096aa2"/>
    </style:style>
    <style:style style:name="T6" style:family="text">
      <style:text-properties style:text-position="super 58%"/>
    </style:style>
    <style:style style:name="T7" style:family="text">
      <style:text-properties style:text-position="super 58%" fo:font-size="11pt" fo:language="es" fo:country="ES" fo:font-style="normal" fo:font-weight="normal" officeooo:rsid="000cfdff"/>
    </style:style>
    <style:style style:name="T8" style:family="text">
      <style:text-properties style:text-position="0% 100%" fo:font-size="11pt" fo:language="es" fo:country="ES" fo:font-style="normal" fo:font-weight="normal" officeooo:rsid="000b39df" style:font-size-asian="11pt" style:font-style-asian="normal" style:font-weight-asian="normal" style:font-size-complex="11pt" style:font-style-complex="normal" style:font-weight-complex="normal"/>
    </style:style>
    <style:style style:name="T9" style:family="text">
      <style:text-properties style:text-position="0% 100%" fo:font-size="11pt" fo:language="es" fo:country="ES" fo:font-style="normal" fo:font-weight="normal" officeooo:rsid="000cfdff" style:font-size-asian="11pt" style:font-style-asian="normal" style:font-weight-asian="normal" style:font-size-complex="11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Vision and Robotics Coursework 2019-2020</text:p>
      <text:p text:style-name="P9"><text:tab/><text:span text:style-name="T1">By Emma Hughes (S1802886) and Cezar Mihalcea (S1736865)</text:span></text:p>
      <text:p text:style-name="P8"/>
      <text:p text:style-name="P9">Github Repository Link</text:p>
      <text:p text:style-name="P3"/>
      <text:p text:style-name="P8"><text:a xlink:type="simple" xlink:href="https://github.com/cezarmihalcea/IVR" text:style-name="Internet_20_link" text:visited-style-name="Visited_20_Internet_20_Link"><text:span text:style-name="T2">https://github.com/cezarmihalcea/IVR</text:span></text:a></text:p>
      <text:p text:style-name="P3"/>
      <text:p text:style-name="P3"/>
      <text:p text:style-name="P9">Vision</text:p>
      <text:p text:style-name="P10"/>
      <text:p text:style-name="P2">[Discuss algorithms used for joint state estimation and target detection.]</text:p>
      <text:p text:style-name="P2">[Plot<text:span text:style-name="T5">s</text:span> of results for tracking target position vs actual position of target <text:span text:style-name="T5">(10 tests)</text:span> (one graph each for x, y and z).]</text:p>
      <text:p text:style-name="P2">[Comment on sources of error in measurements.]</text:p>
      <text:p text:style-name="P10"/>
      <text:p text:style-name="P10"/>
      <text:p text:style-name="P9">Robotics</text:p>
      <text:p text:style-name="P4"/>
      <text:p text:style-name="P5">Forward Kinematics Equation</text:p>
      <text:p text:style-name="P6"/>
      <text:p text:style-name="P6"/>
      <text:p text:style-name="P6"><text:tab/>[x,y,z]<text:span text:style-name="T6">T</text:span> = K(q)</text:p>
      <text:p text:style-name="P6"><text:tab/>q = [a,b,c,d]<text:span text:style-name="T6">T</text:span></text:p>
      <text:p text:style-name="P13"><text:span text:style-name="T8"><text:tab/></text:span><text:span text:style-name="T9">K = [</text:span><text:span text:style-name="T8">(-3*cos(a+b+c)+3*cos(a-b+c)-3*cos(a+b-c)+3*cos(a-b-c)-2*cos(a+b+d)-2*cos(a-b+d)-cos(a+b+c+d)+cos(a-b+c+d)-cos(a+b-c+d)+cos(a-b-c+d)+2*cos(a+b-d)+2*cos(a-b-d)-cos(a+b+c-d)+cos(a-b+c-d)-cos(a+b-c-d)+cos(a-b-c-d)+6*sin(a+c)-6*sin(a-c)+2*sin(a+c+d)-2*sin(a-c+d)+2*sin(a+c-d)-2*sin(a-c-d))/4, </text:span><text:span text:style-name="T3">(-6*cos(a+c)+6*cos(a-c)-2*cos(a+c+d)+2*cos(a-c+d)-2*cos(a+c-d)+2*cos(a-c-d)-3*sin(a+b+c)+3*sin(a-b+c)-3*sin(a+b-c)+3*sin(a-b-c)-2*sin(a+b+d)-2*sin(a-b+d)-sin(a+b+c+d)+sin(a-b+c+d)-sin(a+b-c+d)+sin(a-b-c+d)+2*sin(a+b-d)+2*sin(a-b-d)-sin(a+b+c-d)+sin(a-b+c-d)-sin(a+b-c-d)+sin(a-b-c-d))/4, (3*cos(b+c)+3*cos(b-c)+2*cos(b+d)+cos(b+c+d)+cos(b-c+d)-2*cos(b-d)+cos(b+c-d)+cos(b-c-d)+4)/2</text:span><text:span text:style-name="T4">]</text:span><text:span text:style-name="T7">T</text:span></text:p>
      <text:p text:style-name="P11"/>
      <text:p text:style-name="P12"/>
      <text:p text:style-name="P19">Accuracy of Forward Kinematics</text:p>
      <text:p text:style-name="P7"/>
      <text:p text:style-name="P15">The accuracy of the forward kinematics equation was tested by comparing the calculated values for 10 different sets of joint angles by eye to the actual position assumed by the robot when the robot was moved into the corresponding pose. All 10 tests yielded good results – as best as could be determined, the end effector position was consistent with the coordinates provided.</text:p>
      <text:p text:style-name="P7"/>
      <text:p text:style-name="P17"/>
      <text:p text:style-name="P16"/>
      <text:p text:style-name="P16"/>
      <text:p text:style-name="P20">Controller Accuracy and Sources of Error</text:p>
      <text:p text:style-name="P18"/>
      <text:p text:style-name="P21">[Plots of results for robot effector position vs target (10 tests) (one graph each for x, y and 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Calibri MSFontService', sans-serif"/>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17:35:52.575844721</meta:creation-date>
    <dc:date>2019-11-21T21:28:22.963441249</dc:date>
    <meta:editing-duration>PT1H3M4S</meta:editing-duration>
    <meta:editing-cycles>4</meta:editing-cycles>
    <meta:generator>LibreOffice/6.0.7.3$Linux_X86_64 LibreOffice_project/00m0$Build-3</meta:generator>
    <meta:document-statistic meta:table-count="0" meta:image-count="0" meta:object-count="0" meta:page-count="1" meta:paragraph-count="17" meta:word-count="165" meta:character-count="1705" meta:non-whitespace-character-count="1552"/>
  </office:meta>
</office:document-meta>
</file>